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856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/>
    <style:style style:name="ce7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visibility="collapse" table:default-cell-style-name="ce6"/>
        <table:table-column table:style-name="co7" table:default-cell-style-name="ce11"/>
        <table:table-column table:style-name="co9" table:default-cell-style-name="ce11"/>
        <table:table-row table:style-name="ro2">
          <table:table-cell table:style-name="ce1" office:value-type="string">
            <text:p>emk_id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location</text:p>
          </table:table-cell>
          <table:table-cell table:style-name="ce4" office:value-type="string">
            <text:p>original_cost</text:p>
          </table:table-cell>
          <table:table-cell table:style-name="ce4" office:value-type="string">
            <text:p>normalised_cost_2011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state</text:p>
          </table:table-cell>
        </table:table-row>
        <table:table-row table:style-name="ro2">
          <table:table-cell/>
          <table:table-cell table:style-name="ce3" office:value-type="string">
            <text:p>Cyclone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8400000">
            <text:p>$8,400,000</text:p>
          </table:table-cell>
          <table:table-cell table:style-name="ce9" office:value-type="string">
            <text:p>11/04/14 - 16/04/1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Perth</text:p>
          </table:table-cell>
          <table:table-cell table:number-columns-repeated="2" table:style-name="ce5" office:value-type="currency" office:currency="AUD" office:value="15000000">
            <text:p>$15,000,000</text:p>
          </table:table-cell>
          <table:table-cell table:style-name="ce9" office:value-type="string">
            <text:p>11/01/14 - 14/01/1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NSW (various locations)</text:p>
          </table:table-cell>
          <table:table-cell table:number-columns-repeated="2" table:style-name="ce5" office:value-type="currency" office:currency="AUD" office:value="183400000">
            <text:p>$183,400,000</text:p>
          </table:table-cell>
          <table:table-cell table:style-name="ce9" office:value-type="string">
            <text:p>17/10/13 - 27/10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Northern NSW</text:p>
          </table:table-cell>
          <table:table-cell table:number-columns-repeated="2" table:style-name="ce5" office:value-type="currency" office:currency="AUD" office:value="121300000">
            <text:p>$121,300,000</text:p>
          </table:table-cell>
          <table:table-cell table:style-name="ce9" office:value-type="string">
            <text:p>27/01/13 - 30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977000000">
            <text:p>$977,000,000</text:p>
          </table:table-cell>
          <table:table-cell table:style-name="ce9" office:value-type="string">
            <text:p>21/01/13 - 31/01/13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oonabarabran</text:p>
          </table:table-cell>
          <table:table-cell table:number-columns-repeated="2" table:style-name="ce5" office:value-type="currency" office:currency="AUD" office:value="35000000">
            <text:p>$35,000,000</text:p>
          </table:table-cell>
          <table:table-cell table:style-name="ce9" office:value-type="string">
            <text:p>13/01/13 - 19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TAS</text:p>
          </table:table-cell>
          <table:table-cell table:number-columns-repeated="2" table:style-name="ce5" office:value-type="currency" office:currency="AUD" office:value="89000000">
            <text:p>$89,000,000</text:p>
          </table:table-cell>
          <table:table-cell table:style-name="ce9" office:value-type="string">
            <text:p>04/01/13 - 10/01/13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SW &amp; VIC</text:p>
          </table:table-cell>
          <table:table-cell table:number-columns-repeated="2" table:style-name="ce5" office:value-type="currency" office:currency="AUD" office:value="131890000">
            <text:p>$131,890,000</text:p>
          </table:table-cell>
          <table:table-cell table:style-name="ce9" office:value-type="string">
            <text:p>24/02/12 - 16/03/12</text:p>
          </table:table-cell>
          <table:table-cell table:style-name="ce9" office:value-type="string">
            <text:p>NSW &amp; 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SW QLD</text:p>
          </table:table-cell>
          <table:table-cell table:number-columns-repeated="2" table:style-name="ce5" office:value-type="currency" office:currency="AUD" office:value="131432000">
            <text:p>$131,432,000</text:p>
          </table:table-cell>
          <table:table-cell table:style-name="ce9" office:value-type="string">
            <text:p>24/01/12 - 15/02/1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hristmas Day Storms</text:p>
          </table:table-cell>
          <table:table-cell table:style-name="ce3" office:value-type="string">
            <text:p>Melbourne</text:p>
          </table:table-cell>
          <table:table-cell table:number-columns-repeated="2" table:style-name="ce5" office:value-type="currency" office:currency="AUD" office:value="728640000">
            <text:p>$728,640,000</text:p>
          </table:table-cell>
          <table:table-cell table:style-name="ce10" office:value-type="date" office:date-value="2011-12-25">
            <text:p>25/1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Margaret River Bushfires</text:p>
          </table:table-cell>
          <table:table-cell table:style-name="ce3" office:value-type="string">
            <text:p>Margaret River</text:p>
          </table:table-cell>
          <table:table-cell table:number-columns-repeated="2" table:style-name="ce5" office:value-type="currency" office:currency="AUD" office:value="53450000">
            <text:p>$53,450,000</text:p>
          </table:table-cell>
          <table:table-cell table:style-name="ce9" office:value-type="string">
            <text:p>22/11/11 to 24/11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Perth Bushfires</text:p>
          </table:table-cell>
          <table:table-cell table:style-name="ce3" office:value-type="string">
            <text:p>Perth and surrounds</text:p>
          </table:table-cell>
          <table:table-cell table:number-columns-repeated="2" table:style-name="ce5" office:value-type="currency" office:currency="AUD" office:value="35128000">
            <text:p>$35,128,000</text:p>
          </table:table-cell>
          <table:table-cell table:style-name="ce9" office:value-type="string">
            <text:p>05/02/11 to 07/02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s</text:p>
          </table:table-cell>
          <table:table-cell table:style-name="ce3" office:value-type="string">
            <text:p>Melbourne and suburbs</text:p>
          </table:table-cell>
          <table:table-cell table:number-columns-repeated="2" table:style-name="ce5" office:value-type="currency" office:currency="AUD" office:value="487615000">
            <text:p>$487,615,000</text:p>
          </table:table-cell>
          <table:table-cell table:style-name="ce9" office:value-type="string">
            <text:p>04/02/11 to 06/0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Yasi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1412239000">
            <text:p>$1,412,239,000</text:p>
          </table:table-cell>
          <table:table-cell table:style-name="ce9" office:value-type="string">
            <text:p>02/02/11 to 07/02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VIC</text:p>
          </table:table-cell>
          <table:table-cell table:number-columns-repeated="2" table:style-name="ce5" office:value-type="currency" office:currency="AUD" office:value="126495000">
            <text:p>$126,495,000</text:p>
          </table:table-cell>
          <table:table-cell table:style-name="ce9" office:value-type="string">
            <text:p>13/01/11 to 18/01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QLD, Rural Toowoomba, Lockyer Valley</text:p>
          </table:table-cell>
          <table:table-cell table:number-columns-repeated="2" table:style-name="ce5" office:value-type="currency" office:currency="AUD" office:value="2387624000">
            <text:p>$2,387,624,000</text:p>
          </table:table-cell>
          <table:table-cell table:style-name="ce9" office:value-type="string">
            <text:p>21/12/10 to 14/01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Perth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053000000">
            <text:p>$1,053,000,000</text:p>
          </table:table-cell>
          <table:table-cell table:style-name="ce5" office:value-type="currency" office:currency="AUD" office:value="1019000000">
            <text:p>$1,019,000,000</text:p>
          </table:table-cell>
          <table:table-cell table:style-name="ce10" office:value-type="date" office:date-value="2010-03-22">
            <text:p>22/03/1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Melbourne Storm</text:p>
          </table:table-cell>
          <table:table-cell table:style-name="ce3" office:value-type="string">
            <text:p>Melbourne  </text:p>
          </table:table-cell>
          <table:table-cell table:style-name="ce5" office:value-type="currency" office:currency="AUD" office:value="1044000000">
            <text:p>$1,044,000,000</text:p>
          </table:table-cell>
          <table:table-cell table:style-name="ce5" office:value-type="currency" office:currency="AUD" office:value="1160000000">
            <text:p>$1,160,000,000</text:p>
          </table:table-cell>
          <table:table-cell table:style-name="ce10" office:value-type="date" office:date-value="2010-03-06">
            <text:p>06/03/1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West QLD flooding</text:p>
          </table:table-cell>
          <table:table-cell table:style-name="ce3" office:value-type="string">
            <text:p>QLD</text:p>
          </table:table-cell>
          <table:table-cell table:style-name="ce5" office:value-type="currency" office:currency="AUD" office:value="46700000">
            <text:p>$46,700,000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10" office:value-type="date" office:date-value="2010-03-05">
            <text:p>05/03/1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Toodyay Bushfires</text:p>
          </table:table-cell>
          <table:table-cell table:style-name="ce3" office:value-type="string">
            <text:p>Toodyay WA</text:p>
          </table:table-cell>
          <table:table-cell table:style-name="ce5" office:value-type="currency" office:currency="AUD" office:value="7400000">
            <text:p>$7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9-12-31">
            <text:p>31/12/0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Inundation &amp; Storm Damage  </text:p>
          </table:table-cell>
          <table:table-cell table:style-name="ce3" office:value-type="string">
            <text:p>South East Queensland &amp; Northern NSW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5" office:value-type="currency" office:currency="AUD" office:value="55000000">
            <text:p>$55,000,000</text:p>
          </table:table-cell>
          <table:table-cell table:style-name="ce10" office:value-type="date" office:date-value="2009-05-21">
            <text:p>21/05/09</text:p>
          </table:table-cell>
          <table:table-cell table:style-name="ce9" office:value-type="string">
            <text:p>QLD/NSW  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orthern NSW  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2009-04-10">
            <text:p>10/04/0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Victorian fires</text:p>
          </table:table-cell>
          <table:table-cell table:style-name="ce3" office:value-type="string">
            <text:p>VIC</text:p>
          </table:table-cell>
          <table:table-cell table:style-name="ce5" office:value-type="currency" office:currency="AUD" office:value="1070000000">
            <text:p>$1,070,000,000</text:p>
          </table:table-cell>
          <table:table-cell table:style-name="ce5" office:value-type="currency" office:currency="AUD" office:value="1266000000">
            <text:p>$1,266,000,000</text:p>
          </table:table-cell>
          <table:table-cell table:style-name="ce10" office:value-type="date" office:date-value="2009-02-07">
            <text:p>07/02/0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s</text:p>
          </table:table-cell>
          <table:table-cell table:style-name="ce3" office:value-type="string">
            <text:p>Far North Queensland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2009-01-13">
            <text:p>13/01/0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risbane storms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09000000">
            <text:p>$309,000,000</text:p>
          </table:table-cell>
          <table:table-cell table:style-name="ce5" office:value-type="currency" office:currency="AUD" office:value="355000000">
            <text:p>$355,000,000</text:p>
          </table:table-cell>
          <table:table-cell table:style-name="ce10" office:value-type="date" office:date-value="2008-11-16">
            <text:p>16/1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Gas Supply Disruption Varanus Island</text:p>
          </table:table-cell>
          <table:table-cell table:style-name="ce3" office:value-type="string">
            <text:p>Western Australia</text:p>
          </table:table-cell>
          <table:table-cell table:style-name="ce5" office:value-type="currency" office:currency="AUD" office:value="230000000">
            <text:p>$230,000,000</text:p>
          </table:table-cell>
          <table:table-cell table:style-name="ce5" office:value-type="currency" office:currency="AUD" office:value="279000000">
            <text:p>$279,000,000</text:p>
          </table:table-cell>
          <table:table-cell table:style-name="ce10" office:value-type="date" office:date-value="2008-06-03">
            <text:p>03/06/0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Wind Storm  </text:p>
          </table:table-cell>
          <table:table-cell table:style-name="ce3" office:value-type="string">
            <text:p>SA, TAS &amp; VIC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5" office:value-type="currency" office:currency="AUD" office:value="79000000">
            <text:p>$79,000,000</text:p>
          </table:table-cell>
          <table:table-cell table:style-name="ce10" office:value-type="date" office:date-value="2008-04-20">
            <text:p>20/04/08</text:p>
          </table:table-cell>
          <table:table-cell table:style-name="ce9" office:value-type="string">
            <text:p>SA/TAS/VIC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410000000">
            <text:p>$410,000,000</text:p>
          </table:table-cell>
          <table:table-cell table:style-name="ce5" office:value-type="currency" office:currency="AUD" office:value="507000000">
            <text:p>$507,000,000</text:p>
          </table:table-cell>
          <table:table-cell table:style-name="ce10" office:value-type="date" office:date-value="2008-02-14">
            <text:p>14/02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s  </text:p>
          </table:table-cell>
          <table:table-cell table:style-name="ce3" office:value-type="string">
            <text:p>Emerald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85000000">
            <text:p>$85,000,000</text:p>
          </table:table-cell>
          <table:table-cell table:style-name="ce10" office:value-type="date" office:date-value="2008-01-17">
            <text:p>17/0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Northern Rivers  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2008-01-04">
            <text:p>04/01/08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Hailstorms  </text:p>
          </table:table-cell>
          <table:table-cell table:style-name="ce3" office:value-type="string">
            <text:p>Western Sydney, Blacktown  </text:p>
          </table:table-cell>
          <table:table-cell table:style-name="ce5" office:value-type="currency" office:currency="AUD" office:value="415000000">
            <text:p>$415,000,000</text:p>
          </table:table-cell>
          <table:table-cell table:style-name="ce5" office:value-type="currency" office:currency="AUD" office:value="486000000">
            <text:p>$486,000,000</text:p>
          </table:table-cell>
          <table:table-cell table:style-name="ce10" office:value-type="date" office:date-value="2007-12-09">
            <text:p>09/12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s  </text:p>
          </table:table-cell>
          <table:table-cell table:style-name="ce3" office:value-type="string">
            <text:p>Lismore Region  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10-26">
            <text:p>26/10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ewcastle &amp; Hunter Valley</text:p>
          </table:table-cell>
          <table:table-cell table:style-name="ce5" office:value-type="currency" office:currency="AUD" office:value="1480000000">
            <text:p>$1,480,000,000</text:p>
          </table:table-cell>
          <table:table-cell table:style-name="ce5" office:value-type="currency" office:currency="AUD" office:value="1742000000">
            <text:p>$1,742,000,000</text:p>
          </table:table-cell>
          <table:table-cell table:style-name="ce9" office:value-type="string">
            <text:p>08/06/07-10/06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 Storm  </text:p>
          </table:table-cell>
          <table:table-cell table:style-name="ce3" office:value-type="string">
            <text:p>Lismore Region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5" office:value-type="currency" office:currency="AUD" office:value="109000000">
            <text:p>$109,000,000</text:p>
          </table:table-cell>
          <table:table-cell table:style-name="ce10" office:value-type="date" office:date-value="2007-10-09">
            <text:p>09/10/07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Gippsland VIC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10" office:value-type="date" office:date-value="2007-06-16">
            <text:p>16/06/0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George &amp; Jacob</text:p>
          </table:table-cell>
          <table:table-cell table:style-name="ce3" office:value-type="string">
            <text:p>George &amp; Jacob - Pilbara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2007-03-08">
            <text:p>08/03/0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Wagga Wagga NSW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01-16">
            <text:p>16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yngan NSW</text:p>
          </table:table-cell>
          <table:table-cell table:number-columns-repeated="2" table:style-name="ce5" office:value-type="currency" office:currency="AUD" office:value="2000000">
            <text:p>$2,000,000</text:p>
          </table:table-cell>
          <table:table-cell table:style-name="ce10" office:value-type="date" office:date-value="2007-01-15">
            <text:p>15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Newcastle &amp; Lower Hunter Valley</text:p>
          </table:table-cell>
          <table:table-cell table:style-name="ce5" office:value-type="currency" office:currency="AUD" office:value="51000000">
            <text:p>$51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2006-10-31">
            <text:p>31/10/0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West WA</text:p>
          </table:table-cell>
          <table:table-cell table:style-name="ce5" office:value-type="currency" office:currency="AUD" office:value="5200000">
            <text:p>$5,200,000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10" office:value-type="date" office:date-value="2006-08-07">
            <text:p>07/08/0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Larry</text:p>
          </table:table-cell>
          <table:table-cell table:style-name="ce3" office:value-type="string">
            <text:p>Larry - North QLD</text:p>
          </table:table-cell>
          <table:table-cell table:style-name="ce5" office:value-type="currency" office:currency="AUD" office:value="540000000">
            <text:p>$540,000,000</text:p>
          </table:table-cell>
          <table:table-cell table:style-name="ce5" office:value-type="currency" office:currency="AUD" office:value="609000000">
            <text:p>$609,000,000</text:p>
          </table:table-cell>
          <table:table-cell table:style-name="ce10" office:value-type="date" office:date-value="2006-03-20">
            <text:p>20/03/0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idespread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16000000">
            <text:p>$16,000,000</text:p>
          </table:table-cell>
          <table:table-cell table:style-name="ce10" office:value-type="date" office:date-value="2006-02-01">
            <text:p>01/02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North, West &amp; East VIC</text:p>
          </table:table-cell>
          <table:table-cell table:style-name="ce5" office:value-type="currency" office:currency="AUD" office:value="22400000">
            <text:p>$22,4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6-01-20">
            <text:p>20/01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5-12-15">
            <text:p>15/12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Central West NSW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5-11-07">
            <text:p>07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oken Hill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5-11-06">
            <text:p>06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Gold Coast</text:p>
          </table:table-cell>
          <table:table-cell table:style-name="ce5" office:value-type="currency" office:currency="AUD" office:value="61000000">
            <text:p>$61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2005-10-12">
            <text:p>12/10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53900000">
            <text:p>$53,900,000</text:p>
          </table:table-cell>
          <table:table-cell table:style-name="ce5" office:value-type="currency" office:currency="AUD" office:value="93000000">
            <text:p>$93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E NSW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7600000">
            <text:p>$17,6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5-05-19">
            <text:p>19/05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unbury, South Perth</text:p>
          </table:table-cell>
          <table:table-cell table:style-name="ce5" office:value-type="currency" office:currency="AUD" office:value="53200000">
            <text:p>$53,2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2005-05-16">
            <text:p>16/05/0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216700000">
            <text:p>$216,700,000</text:p>
          </table:table-cell>
          <table:table-cell table:style-name="ce5" office:value-type="currency" office:currency="AUD" office:value="304000000">
            <text:p>$304,000,000</text:p>
          </table:table-cell>
          <table:table-cell table:style-name="ce10" office:value-type="date" office:date-value="2005-02-20">
            <text:p>20/02/05</text:p>
          </table:table-cell>
          <table:table-cell table:style-name="ce9" office:value-type="string">
            <text:p>NSW/TAS/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yre Peninsula</text:p>
          </table:table-cell>
          <table:table-cell table:style-name="ce5" office:value-type="currency" office:currency="AUD" office:value="27700000">
            <text:p>$27,7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5-01-11">
            <text:p>11/01/05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Tsunami</text:p>
          </table:table-cell>
          <table:table-cell table:style-name="ce3" office:value-type="string">
            <text:p>South East Asia</text:p>
          </table:table-cell>
          <table:table-cell table:number-columns-repeated="2" table:style-name="ce5" office:value-type="currency" office:currency="AUD" office:value="3000000">
            <text:p>$3,000,000</text:p>
          </table:table-cell>
          <table:table-cell table:style-name="ce10" office:value-type="date" office:date-value="2004-12-26">
            <text:p>26/12/04</text:p>
          </table:table-cell>
          <table:table-cell table:style-name="ce9" office:value-type="string">
            <text:p>  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Sydney &amp; Lismore</text:p>
          </table:table-cell>
          <table:table-cell table:style-name="ce5" office:value-type="currency" office:currency="AUD" office:value="32300000">
            <text:p>$32,3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, Gold Coast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4-01-29">
            <text:p>29/01/0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, SE, SW</text:p>
          </table:table-cell>
          <table:table-cell table:style-name="ce5" office:value-type="currency" office:currency="AUD" office:value="28500000">
            <text:p>$28,5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2004-01-24">
            <text:p>24/01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5" office:value-type="currency" office:currency="AUD" office:value="156000000">
            <text:p>$156,000,000</text:p>
          </table:table-cell>
          <table:table-cell table:style-name="ce10" office:value-type="date" office:date-value="2003-12-31">
            <text:p>31/12/0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2003-08-24">
            <text:p>24/08/03</text:p>
          </table:table-cell>
          <table:table-cell table:style-name="ce9" office:value-type="string">
            <text:p>NSW/VIC/TAS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anberra</text:p>
          </table:table-cell>
          <table:table-cell table:style-name="ce5" office:value-type="currency" office:currency="AUD" office:value="350000000">
            <text:p>$350,000,000</text:p>
          </table:table-cell>
          <table:table-cell table:style-name="ce5" office:value-type="currency" office:currency="AUD" office:value="660000000">
            <text:p>$660,000,000</text:p>
          </table:table-cell>
          <table:table-cell table:style-name="ce10" office:value-type="date" office:date-value="2003-01-18">
            <text:p>18/01/03</text:p>
          </table:table-cell>
          <table:table-cell table:style-name="ce9" office:value-type="string">
            <text:p>ACT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Border Regi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3-01-08">
            <text:p>08/01/03</text:p>
          </table:table-cell>
          <table:table-cell table:style-name="ce9" office:value-type="string">
            <text:p>NSW/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2-12-24">
            <text:p>24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3400000">
            <text:p>$3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2-12-10">
            <text:p>10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ngadine &amp; Glenori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2002-10-08">
            <text:p>08/10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10" office:value-type="date" office:date-value="2002-02-16">
            <text:p>16/02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oastal Border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2-01-16">
            <text:p>16/01/02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 &amp; Coast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2-30">
            <text:p>30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ydney &amp; Surrounds</text:p>
          </table:table-cell>
          <table:table-cell table:style-name="ce5" office:value-type="currency" office:currency="AUD" office:value="69000000">
            <text:p>$69,000,000</text:p>
          </table:table-cell>
          <table:table-cell table:style-name="ce5" office:value-type="currency" office:currency="AUD" office:value="131000000">
            <text:p>$131,000,000</text:p>
          </table:table-cell>
          <table:table-cell table:style-name="ce10" office:value-type="date" office:date-value="2001-12-25">
            <text:p>25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, Tornado</text:p>
          </table:table-cell>
          <table:table-cell table:style-name="ce3" office:value-type="string">
            <text:p>Sydney &amp; Port Stephens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1-18">
            <text:p>18/1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2001-03-09">
            <text:p>09/03/0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th Coast, Grafton, Kemps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5000000">
            <text:p>$45,000,000</text:p>
          </table:table-cell>
          <table:table-cell table:style-name="ce10" office:value-type="date" office:date-value="2001-03-06">
            <text:p>06/03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asino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10" office:value-type="date" office:date-value="2001-01-17">
            <text:p>17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1-01-15">
            <text:p>15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1-01-06">
            <text:p>06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2000-11-17">
            <text:p>17/11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Vic Peninsul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0-09-30">
            <text:p>30/09/0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Paul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8500000">
            <text:p>$8,5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0-04-20">
            <text:p>20/04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Tessi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0-04-02">
            <text:p>02/04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George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2000-03-01">
            <text:p>01/03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Steve</text:p>
          </table:table-cell>
          <table:table-cell table:style-name="ce3" office:value-type="string">
            <text:p>Far Nth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2000-02-27">
            <text:p>2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Longreach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2000-02-07">
            <text:p>0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10" office:value-type="date" office:date-value="2000-01-14">
            <text:p>14/01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9-12-26">
            <text:p>26/12/9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700000000">
            <text:p>$1,700,000,000</text:p>
          </table:table-cell>
          <table:table-cell table:style-name="ce5" office:value-type="currency" office:currency="AUD" office:value="4296000000">
            <text:p>$4,296,000,000</text:p>
          </table:table-cell>
          <table:table-cell table:style-name="ce10" office:value-type="date" office:date-value="1999-04-14">
            <text:p>14/04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Vance</text:p>
          </table:table-cell>
          <table:table-cell table:style-name="ce3" office:value-type="string">
            <text:p>Exmouth, Onslow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1999-03-22">
            <text:p>22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oor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1999-03-20">
            <text:p>20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Rona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1999-02-12">
            <text:p>12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10" office:value-type="date" office:date-value="1999-02-07">
            <text:p>07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12-26">
            <text:p>26/12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6000000">
            <text:p>$76,000,000</text:p>
          </table:table-cell>
          <table:table-cell table:style-name="ce5" office:value-type="currency" office:currency="AUD" office:value="254000000">
            <text:p>$254,000,000</text:p>
          </table:table-cell>
          <table:table-cell table:style-name="ce10" office:value-type="date" office:date-value="1998-12-16">
            <text:p>16/12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8-11-14">
            <text:p>14/1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EQLD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10" office:value-type="date" office:date-value="1998-10-13">
            <text:p>13/10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10" office:value-type="date" office:date-value="1998-08-17">
            <text:p>17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08-06">
            <text:p>06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East Gippsland</text:p>
          </table:table-cell>
          <table:table-cell table:style-name="ce5" office:value-type="currency" office:currency="AUD" office:value="1300000">
            <text:p>$1,300,000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10" office:value-type="date" office:date-value="1998-06-24">
            <text:p>24/06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1998-06-23">
            <text:p>23/06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8-04-09">
            <text:p>09/04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4000000">
            <text:p>$34,000,000</text:p>
          </table:table-cell>
          <table:table-cell table:style-name="ce10" office:value-type="date" office:date-value="1998-02-04">
            <text:p>04/02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Katherine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201000000">
            <text:p>$201,000,000</text:p>
          </table:table-cell>
          <table:table-cell table:style-name="ce10" office:value-type="date" office:date-value="1998-01-26">
            <text:p>26/01/9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string">
            <text:p>Flood, Storm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71000000">
            <text:p>$71,000,000</text:p>
          </table:table-cell>
          <table:table-cell table:style-name="ce5" office:value-type="currency" office:currency="AUD" office:value="245000000">
            <text:p>$245,000,000</text:p>
          </table:table-cell>
          <table:table-cell table:style-name="ce10" office:value-type="date" office:date-value="1998-01-10">
            <text:p>10/0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Nynga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8-01-05">
            <text:p>05/01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Menai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1997-12-21">
            <text:p>21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13000000">
            <text:p>$113,000,000</text:p>
          </table:table-cell>
          <table:table-cell table:style-name="ce10" office:value-type="date" office:date-value="1997-12-19">
            <text:p>19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Grafton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1997-11-16">
            <text:p>16/11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7-03-31">
            <text:p>31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Justin</text:p>
          </table:table-cell>
          <table:table-cell table:style-name="ce3" office:value-type="string">
            <text:p>Cairns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7-03-22">
            <text:p>22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Ferny Creek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10" office:value-type="date" office:date-value="1997-02-21">
            <text:p>21/02/9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Singleton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5" office:value-type="currency" office:currency="AUD" office:value="149000000">
            <text:p>$149,000,000</text:p>
          </table:table-cell>
          <table:table-cell table:style-name="ce10" office:value-type="date" office:date-value="1996-12-11">
            <text:p>11/12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number-columns-repeated="2" table:style-name="ce5" office:value-type="currency" office:currency="AUD" office:value="4000000">
            <text:p>$4,000,000</text:p>
          </table:table-cell>
          <table:table-cell table:style-name="ce10" office:value-type="date" office:date-value="1996-12-04">
            <text:p>04/12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Coffs Harbour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67000000">
            <text:p>$67,000,000</text:p>
          </table:table-cell>
          <table:table-cell table:style-name="ce10" office:value-type="date" office:date-value="1996-11-23">
            <text:p>23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amworth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6-11-14">
            <text:p>14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Armidale &amp; Tamworth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288000000">
            <text:p>$288,000,000</text:p>
          </table:table-cell>
          <table:table-cell table:style-name="ce10" office:value-type="date" office:date-value="1996-09-29">
            <text:p>29/09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1996-08-31">
            <text:p>31/08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5" office:value-type="currency" office:currency="AUD" office:value="134000000">
            <text:p>$134,000,000</text:p>
          </table:table-cell>
          <table:table-cell table:style-name="ce10" office:value-type="date" office:date-value="1996-05-03">
            <text:p>03/05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Olivia</text:p>
          </table:table-cell>
          <table:table-cell table:style-name="ce3" office:value-type="string">
            <text:p>Pannawonic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1996-04-05">
            <text:p>05/04/9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1996-01-31">
            <text:p>31/0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66000000">
            <text:p>$166,000,000</text:p>
          </table:table-cell>
          <table:table-cell table:style-name="ce10" office:value-type="date" office:date-value="1995-11-06">
            <text:p>06/11/9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string">
            <text:p>Cyclone Bobby</text:p>
          </table:table-cell>
          <table:table-cell table:style-name="ce3" office:value-type="string">
            <text:p>Kalgooli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95-02-25">
            <text:p>25/02/9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10" office:value-type="date" office:date-value="1994-11-20">
            <text:p>20/1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Cessnock</text:p>
          </table:table-cell>
          <table:table-cell table:style-name="ce5" office:value-type="currency" office:currency="AUD" office:value="37200000">
            <text:p>$37,200,000</text:p>
          </table:table-cell>
          <table:table-cell table:style-name="ce5" office:value-type="currency" office:currency="AUD" office:value="115000000">
            <text:p>$115,000,000</text:p>
          </table:table-cell>
          <table:table-cell table:style-name="ce10" office:value-type="date" office:date-value="1994-08-06">
            <text:p>06/08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187000000">
            <text:p>$187,000,000</text:p>
          </table:table-cell>
          <table:table-cell table:style-name="ce10" office:value-type="date" office:date-value="1994-05-23">
            <text:p>23/05/9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59100000">
            <text:p>$59,1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94-01-16">
            <text:p>16/0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4000000">
            <text:p>$44,000,000</text:p>
          </table:table-cell>
          <table:table-cell table:style-name="ce10" office:value-type="date" office:date-value="1993-12-14">
            <text:p>14/12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Benalla &amp; Sheppart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7" office:value-type="currency" office:currency="AUD" office:value="44000">
            <text:p>$44,000</text:p>
          </table:table-cell>
          <table:table-cell table:style-name="ce10" office:value-type="date" office:date-value="1993-10-03">
            <text:p>03/10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18000000">
            <text:p>$118,000,000</text:p>
          </table:table-cell>
          <table:table-cell table:style-name="ce5" office:value-type="currency" office:currency="AUD" office:value="441000000">
            <text:p>$441,000,000</text:p>
          </table:table-cell>
          <table:table-cell table:style-name="ce10" office:value-type="date" office:date-value="1992-02-12">
            <text:p>12/02/9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1992-02-08">
            <text:p>08/02/92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Melbourne &amp; Ballarat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5" office:value-type="currency" office:currency="AUD" office:value="90000000">
            <text:p>$90,000,000</text:p>
          </table:table-cell>
          <table:table-cell table:style-name="ce10" office:value-type="date" office:date-value="1991-12-20">
            <text:p>20/12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string">
            <text:p>Bushfire</text:p>
          </table:table-cell>
          <table:table-cell table:style-name="ce3" office:value-type="string">
            <text:p>Central Coa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1991-10-16">
            <text:p>16/10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NSW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91-06-07">
            <text:p>07/06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Orbo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1-01-24">
            <text:p>24/01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12000000">
            <text:p>$112,000,000</text:p>
          </table:table-cell>
          <table:table-cell table:style-name="ce10" office:value-type="date" office:date-value="1991-01-22">
            <text:p>22/01/91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38400000">
            <text:p>$138,400,000</text:p>
          </table:table-cell>
          <table:table-cell table:style-name="ce5" office:value-type="currency" office:currency="AUD" office:value="525000000">
            <text:p>$525,000,000</text:p>
          </table:table-cell>
          <table:table-cell table:style-name="ce10" office:value-type="date" office:date-value="1991-01-21">
            <text:p>21/01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0-12-27">
            <text:p>27/12/9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string">
            <text:p>Flood, Storm</text:p>
          </table:table-cell>
          <table:table-cell table:style-name="ce3" office:value-type="string">
            <text:p>Rockhampton to Cairns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5" office:value-type="currency" office:currency="AUD" office:value="121000000">
            <text:p>$121,000,000</text:p>
          </table:table-cell>
          <table:table-cell table:style-name="ce10" office:value-type="date" office:date-value="1990-12-26">
            <text:p>26/12/9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1990-08-03">
            <text:p>03/08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  NSW/QLD Nyngan &amp; Charlivll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1990-04-18">
            <text:p>18/04/90</text:p>
          </table:table-cell>
          <table:table-cell table:style-name="ce9" office:value-type="string">
            <text:p>NSW/QLD Nyngan &amp; Charlivll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19000000">
            <text:p>$319,000,000</text:p>
          </table:table-cell>
          <table:table-cell table:style-name="ce5" office:value-type="currency" office:currency="AUD" office:value="1297000000">
            <text:p>$1,297,000,000</text:p>
          </table:table-cell>
          <table:table-cell table:style-name="ce10" office:value-type="date" office:date-value="1990-03-18">
            <text:p>18/03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0-02-10">
            <text:p>10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90-02-07">
            <text:p>07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string">
            <text:p>Cyclone Nancy</text:p>
          </table:table-cell>
          <table:table-cell table:style-name="ce3" office:value-type="string">
            <text:p>Sydney to Brisbane</text:p>
          </table:table-cell>
          <table:table-cell table:style-name="ce5" office:value-type="currency" office:currency="AUD" office:value="33000000">
            <text:p>$33,000,000</text:p>
          </table:table-cell>
          <table:table-cell table:style-name="ce5" office:value-type="currency" office:currency="AUD" office:value="197000000">
            <text:p>$197,000,000</text:p>
          </table:table-cell>
          <table:table-cell table:style-name="ce10" office:value-type="date" office:date-value="1990-02-03">
            <text:p>03/02/90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Newcastle</text:p>
          </table:table-cell>
          <table:table-cell table:style-name="ce5" office:value-type="currency" office:currency="AUD" office:value="862000000">
            <text:p>$862,000,000</text:p>
          </table:table-cell>
          <table:table-cell table:style-name="ce5" office:value-type="currency" office:currency="AUD" office:value="3240000000">
            <text:p>$3,240,000,000</text:p>
          </table:table-cell>
          <table:table-cell table:style-name="ce10" office:value-type="date" office:date-value="1989-12-28">
            <text:p>28/12/8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Ballarat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81000000">
            <text:p>$81,000,000</text:p>
          </table:table-cell>
          <table:table-cell table:style-name="ce10" office:value-type="date" office:date-value="1989-11-16">
            <text:p>16/11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string">
            <text:p>Cyclone Aivu</text:p>
          </table:table-cell>
          <table:table-cell table:style-name="ce3" office:value-type="string">
            <text:p>Townsville to Mackay</text:p>
          </table:table-cell>
          <table:table-cell table:style-name="ce5" office:value-type="currency" office:currency="AUD" office:value="26000000">
            <text:p>$26,000,000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10" office:value-type="date" office:date-value="1989-04-04">
            <text:p>04/04/8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5" office:value-type="currency" office:currency="AUD" office:value="74000000">
            <text:p>$74,000,000</text:p>
          </table:table-cell>
          <table:table-cell table:style-name="ce10" office:value-type="date" office:date-value="1989-02-07">
            <text:p>07/02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88-11-30">
            <text:p>30/11/8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W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1988-08-22">
            <text:p>22/08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string">
            <text:p>Cyclone Herbie</text:p>
          </table:table-cell>
          <table:table-cell table:style-name="ce3" office:value-type="string">
            <text:p>Carnarvon to Denham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88-05-21">
            <text:p>21/05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39000000">
            <text:p>$139,000,000</text:p>
          </table:table-cell>
          <table:table-cell table:style-name="ce10" office:value-type="date" office:date-value="1988-04-30">
            <text:p>30/04/8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string">
            <text:p>Flood</text:p>
          </table:table-cell>
          <table:table-cell table:style-name="ce3" office:value-type="string">
            <text:p>Alice Springs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10" office:value-type="date" office:date-value="1988-04-01">
            <text:p>01/04/8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87-11-09">
            <text:p>09/11/8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East Perth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1987-07-29">
            <text:p>29/07/8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outhern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87-02-01">
            <text:p>01/02/87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50000000">
            <text:p>$50,000,000</text:p>
          </table:table-cell>
          <table:table-cell table:style-name="ce10" office:value-type="date" office:date-value="1986-12-06">
            <text:p>06/12/86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Western Sydney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638000000">
            <text:p>$638,000,000</text:p>
          </table:table-cell>
          <table:table-cell table:style-name="ce10" office:value-type="date" office:date-value="1986-10-03">
            <text:p>03/10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86-08-05">
            <text:p>05/08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Winifred</text:p>
          </table:table-cell>
          <table:table-cell table:style-name="ce3" office:value-type="string">
            <text:p>Cairns to Ingham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6-02-01">
            <text:p>01/02/8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Orang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60000000">
            <text:p>$160,000,000</text:p>
          </table:table-cell>
          <table:table-cell table:style-name="ce10" office:value-type="date" office:date-value="1986-01-21">
            <text:p>21/01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80000000">
            <text:p>$180,000,000</text:p>
          </table:table-cell>
          <table:table-cell table:style-name="ce5" office:value-type="currency" office:currency="AUD" office:value="2063000000">
            <text:p>$2,063,000,000</text:p>
          </table:table-cell>
          <table:table-cell table:style-name="ce10" office:value-type="date" office:date-value="1985-01-18">
            <text:p>18/01/8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3000000">
            <text:p>$63,000,000</text:p>
          </table:table-cell>
          <table:table-cell table:style-name="ce10" office:value-type="date" office:date-value="1985-09-10">
            <text:p>10/09/85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5" office:value-type="currency" office:currency="AUD" office:value="578000000">
            <text:p>$578,000,000</text:p>
          </table:table-cell>
          <table:table-cell table:style-name="ce10" office:value-type="date" office:date-value="1984-11-05">
            <text:p>05/11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entral &amp; Southern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79000000">
            <text:p>$179,000,000</text:p>
          </table:table-cell>
          <table:table-cell table:style-name="ce10" office:value-type="date" office:date-value="1984-09-01">
            <text:p>01/09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Kathy</text:p>
          </table:table-cell>
          <table:table-cell table:style-name="ce3" office:value-type="string">
            <text:p>Borrolool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84-03-19">
            <text:p>19/03/8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5" office:value-type="currency" office:currency="AUD" office:value="1489000000">
            <text:p>$1,489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5" office:value-type="currency" office:currency="AUD" office:value="307000000">
            <text:p>$307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84000000">
            <text:p>$84,000,000</text:p>
          </table:table-cell>
          <table:table-cell table:style-name="ce10" office:value-type="date" office:date-value="1982-11-15">
            <text:p>15/11/82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Dalb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1-02-07">
            <text:p>07/02/8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ghton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38000000">
            <text:p>$238,000,000</text:p>
          </table:table-cell>
          <table:table-cell table:style-name="ce10" office:value-type="date" office:date-value="1980-12-16">
            <text:p>16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Caro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500000">
            <text:p>$7,500,000</text:p>
          </table:table-cell>
          <table:table-cell table:style-name="ce5" office:value-type="currency" office:currency="AUD" office:value="119000000">
            <text:p>$119,000,000</text:p>
          </table:table-cell>
          <table:table-cell table:style-name="ce10" office:value-type="date" office:date-value="1980-12-15">
            <text:p>15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Adelaide Hills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132000000">
            <text:p>$132,000,000</text:p>
          </table:table-cell>
          <table:table-cell table:style-name="ce10" office:value-type="date" office:date-value="1980-02-20">
            <text:p>20/02/80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Cyclone Dean</text:p>
          </table:table-cell>
          <table:table-cell table:style-name="ce3" office:value-type="string">
            <text:p>Pilbara</text:p>
          </table:table-cell>
          <table:table-cell table:style-name="ce5" office:value-type="currency" office:currency="AUD" office:value="2500000">
            <text:p>$2,5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80-02-01">
            <text:p>01/02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my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700000">
            <text:p>$2,7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1980-01-10">
            <text:p>10/01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Port Broughton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92000000">
            <text:p>$92,000,000</text:p>
          </table:table-cell>
          <table:table-cell table:style-name="ce10" office:value-type="date" office:date-value="1979-11-14">
            <text:p>14/11/79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Cadoux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10" office:value-type="date" office:date-value="1979-06-02">
            <text:p>02/06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Hazel</text:p>
          </table:table-cell>
          <table:table-cell table:style-name="ce3" office:value-type="string">
            <text:p>Kimberley &amp; Pilbara Coast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02000000">
            <text:p>$202,000,000</text:p>
          </table:table-cell>
          <table:table-cell table:style-name="ce10" office:value-type="date" office:date-value="1979-03-13">
            <text:p>13/03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lby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265000000">
            <text:p>$265,000,000</text:p>
          </table:table-cell>
          <table:table-cell table:style-name="ce10" office:value-type="date" office:date-value="1978-04-04">
            <text:p>04/04/7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North Coast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94000000">
            <text:p>$94,000,000</text:p>
          </table:table-cell>
          <table:table-cell table:style-name="ce10" office:value-type="date" office:date-value="1978-03-01">
            <text:p>01/03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, Newcastle, Wollongong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78-02-10">
            <text:p>10/02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8-01-21">
            <text:p>21/01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Clarence River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98000000">
            <text:p>$98,000,000</text:p>
          </table:table-cell>
          <table:table-cell table:style-name="ce10" office:value-type="date" office:date-value="1977-03-01">
            <text:p>01/03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estern Districts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7-02-12">
            <text:p>12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Tongala, Echuc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10" office:value-type="date" office:date-value="1977-02-05">
            <text:p>05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44000000">
            <text:p>$244,000,000</text:p>
          </table:table-cell>
          <table:table-cell table:style-name="ce10" office:value-type="date" office:date-value="1977-01-21">
            <text:p>21/01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Harr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10000000">
            <text:p>$310,000,000</text:p>
          </table:table-cell>
          <table:table-cell table:style-name="ce10" office:value-type="date" office:date-value="1976-12-19">
            <text:p>19/1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650000000">
            <text:p>$650,000,000</text:p>
          </table:table-cell>
          <table:table-cell table:style-name="ce10" office:value-type="date" office:date-value="1976-11-10">
            <text:p>10/11/7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Beth</text:p>
          </table:table-cell>
          <table:table-cell table:style-name="ce3" office:value-type="string">
            <text:p>Bundaberg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76-02-22">
            <text:p>22/0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oowoomba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82000000">
            <text:p>$282,000,000</text:p>
          </table:table-cell>
          <table:table-cell table:style-name="ce10" office:value-type="date" office:date-value="1976-01-09">
            <text:p>09/01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Thelma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398000000">
            <text:p>$398,000,000</text:p>
          </table:table-cell>
          <table:table-cell table:style-name="ce10" office:value-type="date" office:date-value="1975-12-07">
            <text:p>07/12/7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39000000">
            <text:p>$339,000,000</text:p>
          </table:table-cell>
          <table:table-cell table:style-name="ce10" office:value-type="date" office:date-value="1975-03-09">
            <text:p>09/03/7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Tracy</text:p>
          </table:table-cell>
          <table:table-cell table:style-name="ce3" office:value-type="string">
            <text:p>Darwin</text:p>
          </table:table-cell>
          <table:table-cell table:style-name="ce5" office:value-type="currency" office:currency="AUD" office:value="200000000">
            <text:p>$200,000,000</text:p>
          </table:table-cell>
          <table:table-cell table:style-name="ce5" office:value-type="currency" office:currency="AUD" office:value="4090000000">
            <text:p>$4,090,000,000</text:p>
          </table:table-cell>
          <table:table-cell table:style-name="ce10" office:value-type="date" office:date-value="1974-12-24">
            <text:p>24/12/7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5-25">
            <text:p>25/05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E VIC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74-05-15">
            <text:p>15/05/7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4-24">
            <text:p>24/04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Zoe</text:p>
          </table:table-cell>
          <table:table-cell table:style-name="ce3" office:value-type="string">
            <text:p>Port Macquarie to Brisbane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1000000">
            <text:p>$171,000,000</text:p>
          </table:table-cell>
          <table:table-cell table:style-name="ce10" office:value-type="date" office:date-value="1974-03-13">
            <text:p>13/03/74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Cyclone, Wanda Flood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5" office:value-type="currency" office:currency="AUD" office:value="2645000000">
            <text:p>$2,645,000,000</text:p>
          </table:table-cell>
          <table:table-cell table:style-name="ce10" office:value-type="date" office:date-value="1974-01-25">
            <text:p>25/01/7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Leah</text:p>
          </table:table-cell>
          <table:table-cell table:style-name="ce3" office:value-type="string">
            <text:p>Northern Australia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492000000">
            <text:p>$1,492,000,000</text:p>
          </table:table-cell>
          <table:table-cell table:style-name="ce10" office:value-type="date" office:date-value="1973-03-04">
            <text:p>04/03/73</text:p>
          </table:table-cell>
          <table:table-cell table:style-name="ce9" office:value-type="string">
            <text:p>QLD/NT/WA</text:p>
          </table:table-cell>
        </table:table-row>
        <table:table-row table:style-name="ro2">
          <table:table-cell/>
          <table:table-cell table:style-name="ce3" office:value-type="string">
            <text:p>Cyclone Daisy</text:p>
          </table:table-cell>
          <table:table-cell table:style-name="ce3" office:value-type="string">
            <text:p>Brisbane &amp; the Gold Co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16000000">
            <text:p>$116,000,000</text:p>
          </table:table-cell>
          <table:table-cell table:style-name="ce10" office:value-type="date" office:date-value="1972-02-11">
            <text:p>11/02/7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Althea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648000000">
            <text:p>$648,000,000</text:p>
          </table:table-cell>
          <table:table-cell table:style-name="ce10" office:value-type="date" office:date-value="1971-12-24">
            <text:p>24/12/7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Gippslan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53000000">
            <text:p>$53,000,000</text:p>
          </table:table-cell>
          <table:table-cell table:style-name="ce10" office:value-type="date" office:date-value="1971-02-01">
            <text:p>01/02/7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o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7000000">
            <text:p>$157,000,000</text:p>
          </table:table-cell>
          <table:table-cell table:style-name="ce10" office:value-type="date" office:date-value="1970-09-01">
            <text:p>01/09/70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Cyclone Ada</text:p>
          </table:table-cell>
          <table:table-cell table:style-name="ce3" office:value-type="string">
            <text:p>Bowen &amp; Macka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1001000000">
            <text:p>$1,001,000,000</text:p>
          </table:table-cell>
          <table:table-cell table:style-name="ce10" office:value-type="date" office:date-value="1970-01-18">
            <text:p>18/01/7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Meckering</text:p>
          </table:table-cell>
          <table:table-cell table:style-name="ce5" office:value-type="currency" office:currency="AUD" office:value="1500000">
            <text:p>$1,5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68-10-14">
            <text:p>14/10/6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96000000">
            <text:p>$396,000,000</text:p>
          </table:table-cell>
          <table:table-cell table:style-name="ce10" office:value-type="date" office:date-value="1967-12-19">
            <text:p>19/12/6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Hobart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610000000">
            <text:p>$610,000,000</text:p>
          </table:table-cell>
          <table:table-cell table:style-name="ce10" office:value-type="date" office:date-value="1967-02-08">
            <text:p>08/02/67</text:p>
          </table:table-cell>
          <table:table-cell table:style-name="ce9" office:value-type="string">
            <text:p>TAS</text:p>
          </table:table-cell>
        </table:table-row>
        <table:table-row table:style-name="ro2" table:number-rows-repeated="10483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6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6:12:51.89</dc:date>
    <dc:creator>Ed Dawson</dc:creator>
    <meta:editing-duration>PT1H4M28S</meta:editing-duration>
    <meta:editing-cycles>14</meta:editing-cycles>
    <meta:generator>OpenOffice/4.1.0$Win32 OpenOffice.org_project/410m18$Build-9764</meta:generator>
    <meta:document-statistic meta:table-count="3" meta:cell-count="1275" meta:object-count="0"/>
  </office:meta>
</office:document-meta>
</file>